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1111in" fo:line-height="110%"/>
    </style:style>
    <style:style style:name="T2" style:parent-style-name="DefaultParagraphFont" style:family="text">
      <style:text-properties style:font-name-asian="Calibri" style:font-name-complex="Calibri" fo:font-weight="bold" style:font-weight-asian="bold" fo:font-size="14pt" style:font-size-asian="14pt"/>
    </style:style>
    <style:style style:name="T3" style:parent-style-name="DefaultParagraphFont" style:family="text">
      <style:text-properties style:font-name-asian="Calibri" style:font-name-complex="Calibri" fo:font-weight="bold" style:font-weight-asian="bold" fo:font-size="14pt" style:font-size-asian="14pt"/>
    </style:style>
    <style:style style:name="P4" style:parent-style-name="Normal" style:family="paragraph">
      <style:paragraph-properties fo:text-align="center" fo:margin-bottom="0.1111in" fo:line-height="110%"/>
      <style:text-properties style:font-name-asian="Calibri" style:font-name-complex="Calibri" fo:font-weight="bold" style:font-weight-asian="bold"/>
    </style:style>
    <style:style style:name="P5" style:parent-style-name="Normal" style:family="paragraph">
      <style:paragraph-properties fo:text-align="end" fo:margin-bottom="0.1111in" fo:line-height="110%"/>
      <style:text-properties style:font-name-asian="Calibri" style:font-name-complex="Calibri" fo:font-weight="bold" style:font-weight-asian="bold"/>
    </style:style>
    <style:style style:name="P6" style:parent-style-name="Normal" style:family="paragraph">
      <style:paragraph-properties fo:margin-bottom="0.1111in" fo:line-height="110%"/>
    </style:style>
    <style:style style:name="T7" style:parent-style-name="DefaultParagraphFont" style:family="text">
      <style:text-properties style:font-name-asian="Calibri" style:font-name-complex="Calibri" fo:font-weight="bold" style:font-weight-asian="bold"/>
    </style:style>
    <style:style style:name="T8" style:parent-style-name="DefaultParagraphFont" style:family="text">
      <style:text-properties style:font-name-asian="Calibri" style:font-name-complex="Calibri" fo:font-weight="bold" style:font-weight-asian="bold"/>
    </style:style>
    <style:style style:name="P9" style:parent-style-name="Normal" style:family="paragraph">
      <style:paragraph-properties fo:margin-bottom="0.1111in" fo:line-height="110%"/>
    </style:style>
    <style:style style:name="T10" style:parent-style-name="DefaultParagraphFont" style:family="text">
      <style:text-properties style:font-name-asian="Calibri" style:font-name-complex="Calibri" fo:font-weight="bold" style:font-weight-asian="bold"/>
    </style:style>
    <style:style style:name="P11" style:parent-style-name="Normal" style:family="paragraph">
      <style:paragraph-properties fo:margin-bottom="0.1111in" fo:line-height="110%"/>
    </style:style>
    <style:style style:name="T12" style:parent-style-name="DefaultParagraphFont" style:family="text">
      <style:text-properties style:font-name-asian="Calibri" style:font-name-complex="Calibri"/>
    </style:style>
    <style:style style:name="T13" style:parent-style-name="DefaultParagraphFont" style:family="text">
      <style:text-properties style:font-name-asian="Calibri" style:font-name-complex="Calibri"/>
    </style:style>
    <style:style style:name="T14" style:parent-style-name="DefaultParagraphFont" style:family="text">
      <style:text-properties style:font-name-asian="Calibri" style:font-name-complex="Calibri"/>
    </style:style>
    <style:style style:name="P15" style:parent-style-name="Normal" style:family="paragraph">
      <style:paragraph-properties fo:margin-bottom="0.1111in" fo:line-height="110%"/>
    </style:style>
    <style:style style:name="T16" style:parent-style-name="DefaultParagraphFont" style:family="text">
      <style:text-properties style:font-name-asian="Calibri" style:font-name-complex="Calibri"/>
    </style:style>
    <style:style style:name="T17" style:parent-style-name="DefaultParagraphFont" style:family="text">
      <style:text-properties style:font-name-asian="Calibri" style:font-name-complex="Calibri"/>
    </style:style>
    <style:style style:name="T18" style:parent-style-name="DefaultParagraphFont" style:family="text">
      <style:text-properties style:font-name-asian="Calibri" style:font-name-complex="Calibri"/>
    </style:style>
    <style:style style:name="P19" style:parent-style-name="Normal" style:family="paragraph">
      <style:paragraph-properties fo:margin-bottom="0.1111in" fo:line-height="110%"/>
      <style:text-properties style:font-name-asian="Calibri" style:font-name-complex="Calibri" fo:font-weight="bold" style:font-weight-asian="bold"/>
    </style:style>
    <style:style style:name="P20" style:parent-style-name="ListParagraph" style:list-style-name="LFO1" style:family="paragraph">
      <style:paragraph-properties fo:margin-bottom="0.1111in" fo:line-height="110%"/>
      <style:text-properties style:font-name-asian="Calibri" style:font-name-complex="Calibri"/>
    </style:style>
    <style:style style:name="P21" style:parent-style-name="ListParagraph" style:list-style-name="LFO1" style:family="paragraph">
      <style:text-properties style:font-name-asian="Calibri" style:font-name-complex="Calibri"/>
    </style:style>
    <style:style style:name="P22" style:parent-style-name="ListParagraph" style:list-style-name="LFO1" style:family="paragraph">
      <style:text-properties style:font-name-asian="Calibri" style:font-name-complex="Calibri"/>
    </style:style>
    <style:style style:name="P23" style:parent-style-name="ListParagraph" style:list-style-name="LFO1" style:family="paragraph">
      <style:paragraph-properties fo:margin-bottom="0.1111in" fo:line-height="110%"/>
    </style:style>
    <style:style style:name="T24" style:parent-style-name="DefaultParagraphFont" style:family="text">
      <style:text-properties style:font-name-asian="Calibri" style:font-name-complex="Calibri"/>
    </style:style>
    <style:style style:name="P25" style:parent-style-name="Normal" style:family="paragraph">
      <style:paragraph-properties fo:margin-bottom="0.1111in" fo:line-height="110%"/>
      <style:text-properties style:font-name-asian="Calibri" style:font-name-complex="Calibri"/>
    </style:style>
    <style:style style:name="P26" style:parent-style-name="Normal" style:family="paragraph">
      <style:paragraph-properties fo:margin-bottom="0.1111in" fo:line-height="110%"/>
      <style:text-properties style:font-name-asian="Calibri" style:font-name-complex="Calibri"/>
    </style:style>
    <style:style style:name="P27" style:parent-style-name="Normal" style:family="paragraph">
      <style:paragraph-properties fo:margin-bottom="0.1111in" fo:line-height="110%"/>
    </style:style>
    <style:style style:name="T28" style:parent-style-name="DefaultParagraphFont" style:family="text">
      <style:text-properties style:font-name-asian="Calibri" style:font-name-complex="Calibri"/>
    </style:style>
    <style:style style:name="T29" style:parent-style-name="DefaultParagraphFont" style:family="text">
      <style:text-properties style:font-name-asian="Calibri" style:font-name-complex="Calibri"/>
    </style:style>
    <style:style style:name="T30" style:parent-style-name="DefaultParagraphFont" style:family="text">
      <style:text-properties style:font-name-asian="Calibri" style:font-name-complex="Calibri"/>
    </style:style>
    <style:style style:name="T31" style:parent-style-name="DefaultParagraphFont" style:family="text">
      <style:text-properties style:font-name-asian="Calibri" style:font-name-complex="Calibri" fo:color="#0000FF" style:text-underline-type="single" style:text-underline-style="solid" style:text-underline-width="auto" style:text-underline-mode="continuous"/>
    </style:style>
  </office:automatic-styles>
  <office:body>
    <office:text text:use-soft-page-breaks="true">
      <text:p text:style-name="P1"><text:span text:style-name="T2">CS 4390 Software Development and Systems Programming – Fall 201</text:span><text:span text:style-name="T3">9</text:span></text:p>
      <text:p text:style-name="P4">Ethics Case Study Assignment</text:p>
      <text:p text:style-name="P5">Points: 50</text:p>
      <text:p text:style-name="P6"><text:span text:style-name="T7">Note: You can work on this assignment individually or as a group. If you decide to work on it as a group, please include the group<text:s/></text:span><text:span text:style-name="T8">members name at the very bottom of this document.</text:span></text:p>
      <text:p text:style-name="P9"><text:span text:style-name="T10">Case Study:</text:span></text:p>
      <text:p text:style-name="P11"><text:span text:style-name="T12">George Babbage is an experienced software developer working for Acme Software Company. Mr. Babbage is now working on a project for the U.S. Department of Defense, testing the software used in co</text:span><text:span text:style-name="T13">ntrolling an experimental jet fighter. George is the quality control manager for the software. Early simulation testing revealed that, under certain conditions, instabilities would arise that could cause the plane to crash. The software was patched to elim</text:span><text:span text:style-name="T14">inate the specific problems uncovered by the tests. After these repairs, the software passed all the simulation tests.</text:span></text:p>
      <text:p text:style-name="P15"><text:span text:style-name="T16">George is not convinced that the software is safe. He is worried that the problems uncovered by the simulation testing were symptomatic o</text:span><text:span text:style-name="T17">f a design flaw that could only be eliminated by an extensive redesign of the software. He is convinced that the patch that was applied to remedy the specific tests in the simulation did not address the underlying problem. But, when George brings his conce</text:span><text:span text:style-name="T18">rns to his superiors, they assure him that the problem has been resolved. They further inform George that any major redesign effort would introduce unacceptable delays, resulting in costly penalties to the company.</text:span></text:p>
      <text:p text:style-name="P19">Questions:<text:s/></text:p>
      <text:list text:style-name="LFO1" text:continue-numbering="true">
        <text:list-item>
          <text:p text:style-name="P20">List 5 facts that raise important ethical issues in this problem. <text:s/>These facts should be given in very brief phrases such as “sick children depend on income from the job” or “medical device successful cure of hundreds of lives, only 3 killed.”</text:p>
        </text:list-item>
        <text:list-item>
          <text:p text:style-name="P21">List three important issues you would consider in analyzing this problem. <text:s text:c="2"/>Number them to match with later reasoning. <text:s/>These should be in very brief phrases such as “is it ethical to do ----------------------- given the fact that -------------------------?”</text:p>
        </text:list-item>
        <text:list-item>
          <text:p text:style-name="P22">List applicable principles and clauses<text:s/>from ACM/IEEE Software Engineering Code of Ethics that apply to the each numbered issue that will help you do your analysis. <text:s/>At least one rule or principle per issue, probably more. <text:s/>Write out the rules in short phrases rather than simply the Code section number designations. <text:s/></text:p>
        </text:list-item>
        <text:list-item>
          <text:p text:style-name="P23"><text:span text:style-name="T24">There is a great deal of pressure on George to sign off on the system and to allow it to be flight tested. It has even been hinted that, if he persists in delaying the system, he will be fired. What should George do next?</text:span></text:p>
        </text:list-item>
      </text:list>
      <text:p text:style-name="P25"/>
      <text:p text:style-name="P26"/>
      <text:p text:style-name="P27"><text:span text:style-name="T28">Referen</text:span><text:span text:style-name="T29">ce:</text:span><text:s/><text:span text:style-name="T30">Three case studies: Gotterbarn, D. and Miller, K. W. 2004. Computer ethics in the undergraduate curriculum: case studies and the joint software engineer's code. J. Comput. Small Coll. 20, 2 (Dec. 2004), 156-167,<text:s/></text:span><text:a xlink:href="http://portal.acm.org/citation.cfm?id=1040168#" office:target-frame-name="_top" xlink:show="replace"><text:span text:style-name="T31">http://portal.acm.org/citation.cfm?id=1040168#</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bburaj, Vinitha</meta:initial-creator>
    <dc:creator> </dc:creator>
    <meta:creation-date>2019-08-26T03:52:00Z</meta:creation-date>
    <dc:date>2019-08-26T03:52:00Z</dc:date>
    <meta:template xlink:href="Normal" xlink:type="simple"/>
    <meta:editing-cycles>2</meta:editing-cycles>
    <meta:editing-duration>PT60S</meta:editing-duration>
    <meta:document-statistic meta:page-count="1" meta:paragraph-count="5" meta:word-count="427" meta:character-count="2862" meta:row-count="20" meta:non-whitespace-character-count="2440"/>
  </office:meta>
</office:document-meta>
</file>